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paragraph-properties fo:break-before="page"/>
      <style:text-properties fo:hyphenate="true"/>
    </style:style>
    <style:style style:name="P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language="pt" fo:country="AO" style:language-asian="pt" style:country-asian="AO" fo:hyphenate="true"/>
    </style:style>
    <style:style style:name="P20" style:parent-style-name="Normal" style:family="paragraph">
      <style:paragraph-properties fo:margin-bottom="0in" fo:line-height="100%"/>
      <style:text-properties fo:hyphenate="true"/>
    </style:style>
    <style:style style:name="T21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pt" fo:country="AO" style:language-asian="pt" style:country-asian="AO" fo:hyphenate="true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1" style:parent-style-name="Normal" style:family="paragraph">
      <style:paragraph-properties fo:margin-bottom="0in" fo:line-height="100%"/>
      <style:text-properties fo:hyphenate="true"/>
    </style:style>
    <style:style style:name="T42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4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pt" fo:country="AO" style:language-asian="pt" style:country-asian="AO" fo:hyphenate="true"/>
    </style:style>
    <style:style style:name="P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pt" fo:country="AO" style:language-asian="pt" style:country-asian="AO" fo:hyphenate="true"/>
    </style:style>
    <style:style style:name="P45" style:parent-style-name="Normal" style:family="paragraph">
      <style:paragraph-properties fo:margin-top="0.0694in" fo:margin-bottom="0.0694in" fo:line-height="100%"/>
      <style:text-properties fo:hyphenate="true"/>
    </style:style>
    <style:style style:name="T46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47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69" style:parent-style-name="Normal" style:family="paragraph">
      <style:paragraph-properties fo:margin-bottom="0in" fo:line-height="100%"/>
      <style:text-properties fo:hyphenate="true"/>
    </style:style>
    <style:style style:name="T70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71" style:parent-style-name="Normal" style:family="paragraph">
      <style:paragraph-properties fo:margin-top="0.0694in" fo:margin-bottom="0.0694in" fo:line-height="100%"/>
      <style:text-properties fo:hyphenate="true"/>
    </style:style>
    <style:style style:name="T72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73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80" style:parent-style-name="Normal" style:family="paragraph">
      <style:paragraph-properties fo:margin-bottom="0in" fo:line-height="100%"/>
      <style:text-properties fo:hyphenate="true"/>
    </style:style>
    <style:style style:name="T81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82" style:parent-style-name="Normal" style:family="paragraph">
      <style:paragraph-properties fo:margin-top="0.0694in" fo:margin-bottom="0.0694in" fo:line-height="100%"/>
      <style:text-properties fo:hyphenate="true"/>
    </style:style>
    <style:style style:name="T83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84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98" style:parent-style-name="Normal" style:family="paragraph">
      <style:paragraph-properties fo:margin-bottom="0in" fo:line-height="100%"/>
      <style:text-properties fo:hyphenate="true"/>
    </style:style>
    <style:style style:name="T99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100" style:parent-style-name="Normal" style:family="paragraph">
      <style:paragraph-properties fo:margin-top="0.0694in" fo:margin-bottom="0.0694in" fo:line-height="100%"/>
      <style:text-properties fo:hyphenate="true"/>
    </style:style>
    <style:style style:name="T101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102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1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25" style:parent-style-name="Normal" style:family="paragraph">
      <style:paragraph-properties fo:margin-bottom="0in" fo:line-height="100%"/>
      <style:text-properties fo:hyphenate="true"/>
    </style:style>
    <style:style style:name="T126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127" style:parent-style-name="Normal" style:family="paragraph">
      <style:paragraph-properties fo:margin-top="0.0694in" fo:margin-bottom="0.0694in" fo:line-height="100%"/>
      <style:text-properties fo:hyphenate="true"/>
    </style:style>
    <style:style style:name="T128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129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1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34" style:parent-style-name="Normal" style:family="paragraph">
      <style:paragraph-properties fo:margin-bottom="0in" fo:line-height="100%"/>
      <style:text-properties fo:hyphenate="true"/>
    </style:style>
    <style:style style:name="T135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1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pt" fo:country="AO" style:language-asian="pt" style:country-asian="AO" fo:hyphenate="true"/>
    </style:style>
    <style:style style:name="P137" style:parent-style-name="Normal" style:family="paragraph">
      <style:paragraph-properties fo:margin-top="0.0694in" fo:margin-bottom="0.0694in" fo:line-height="100%"/>
      <style:text-properties fo:hyphenate="true"/>
    </style:style>
    <style:style style:name="T138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139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1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46" style:parent-style-name="Normal" style:family="paragraph">
      <style:paragraph-properties fo:margin-bottom="0in" fo:line-height="100%"/>
      <style:text-properties fo:hyphenate="true"/>
    </style:style>
    <style:style style:name="T147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14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pt" fo:country="AO" style:language-asian="pt" style:country-asian="AO" fo:hyphenate="true"/>
    </style:style>
    <style:style style:name="P1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pt" fo:country="AO" style:language-asian="pt" style:country-asian="AO" fo:hyphenate="true"/>
    </style:style>
    <style:style style:name="P150" style:parent-style-name="Normal" style:family="paragraph">
      <style:paragraph-properties fo:margin-top="0.0694in" fo:margin-bottom="0.0694in" fo:line-height="100%"/>
      <style:text-properties fo:hyphenate="true"/>
    </style:style>
    <style:style style:name="T151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T152" style:parent-style-name="Tipodeletrapredefinidodoparágrafo" style:family="text"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/>
    </style:style>
    <style:style style:name="T153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1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80" style:parent-style-name="Normal" style:family="paragraph">
      <style:paragraph-properties fo:margin-bottom="0in" fo:line-height="100%"/>
      <style:text-properties fo:hyphenate="true"/>
    </style:style>
    <style:style style:name="T181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18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pt" fo:country="AO" style:language-asian="pt" style:country-asian="AO" fo:hyphenate="true"/>
    </style:style>
    <style:style style:name="P183" style:parent-style-name="Normal" style:family="paragraph">
      <style:paragraph-properties fo:margin-top="0.0694in" fo:margin-bottom="0.0694in" fo:line-height="100%"/>
      <style:text-properties fo:hyphenate="true"/>
    </style:style>
    <style:style style:name="T184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185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1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1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04" style:parent-style-name="Normal" style:family="paragraph">
      <style:paragraph-properties fo:margin-bottom="0in" fo:line-height="100%"/>
      <style:text-properties fo:hyphenate="true"/>
    </style:style>
    <style:style style:name="T205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206" style:parent-style-name="Normal" style:family="paragraph">
      <style:paragraph-properties fo:margin-top="0.0694in" fo:margin-bottom="0.0694in" fo:line-height="100%"/>
      <style:text-properties fo:hyphenate="true"/>
    </style:style>
    <style:style style:name="T207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pt" fo:country="AO" style:language-asian="pt" style:country-asian="AO"/>
    </style:style>
    <style:style style:name="T208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209" style:parent-style-name="Normal" style:family="paragraph">
      <style:paragraph-properties fo:margin-top="0.0694in" fo:margin-bottom="0.0694in" fo:line-height="100%"/>
      <style:text-properties fo:hyphenate="true"/>
    </style:style>
    <style:style style:name="T210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T211" style:parent-style-name="Tipodeletrapredefinidodoparágrafo" style:family="text"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/>
    </style:style>
    <style:style style:name="T212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2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15" style:parent-style-name="Normal" style:family="paragraph">
      <style:paragraph-properties fo:margin-top="0.0694in" fo:margin-bottom="0.0694in" fo:line-height="100%"/>
      <style:text-properties fo:hyphenate="true"/>
    </style:style>
    <style:style style:name="T216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T217" style:parent-style-name="Tipodeletrapredefinidodoparágrafo" style:family="text"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/>
    </style:style>
    <style:style style:name="T218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T219" style:parent-style-name="Tipodeletrapredefinidodoparágrafo" style:family="text"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/>
    </style:style>
    <style:style style:name="T220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221" style:parent-style-name="Normal" style:family="paragraph">
      <style:paragraph-properties fo:margin-bottom="0in" fo:line-height="100%"/>
      <style:text-properties fo:hyphenate="true"/>
    </style:style>
    <style:style style:name="T222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2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pt" fo:country="AO" style:language-asian="pt" style:country-asian="AO" fo:hyphenate="true"/>
    </style:style>
    <style:style style:name="P224" style:parent-style-name="Normal" style:family="paragraph">
      <style:paragraph-properties fo:margin-top="0.0694in" fo:margin-bottom="0.0694in" fo:line-height="100%"/>
      <style:text-properties fo:hyphenate="true"/>
    </style:style>
    <style:style style:name="T225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P226" style:parent-style-name="Normal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27" style:parent-style-name="Normal" style:family="paragraph">
      <style:paragraph-properties fo:margin-top="0.0694in" fo:margin-bottom="0.0694in" fo:line-height="100%"/>
      <style:text-properties fo:hyphenate="true"/>
    </style:style>
    <style:style style:name="T228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P229" style:parent-style-name="Normal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30" style:parent-style-name="Normal" style:family="paragraph">
      <style:paragraph-properties fo:margin-top="0.0694in" fo:margin-bottom="0.0694in" fo:line-height="100%"/>
      <style:text-properties fo:hyphenate="true"/>
    </style:style>
    <style:style style:name="T231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T232" style:parent-style-name="Tipodeletrapredefinidodoparágrafo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fo:language="pt" fo:country="AO" style:language-asian="pt" style:country-asian="AO"/>
    </style:style>
    <style:style style:name="T233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234" style:parent-style-name="Normal" style:family="paragraph">
      <style:paragraph-properties fo:margin-bottom="0in" fo:line-height="100%"/>
      <style:text-properties fo:hyphenate="true"/>
    </style:style>
    <style:style style:name="T235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2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pt" fo:country="AO" style:language-asian="pt" style:country-asian="AO" fo:hyphenate="true"/>
    </style:style>
    <style:style style:name="P237" style:parent-style-name="Normal" style:family="paragraph">
      <style:paragraph-properties fo:margin-top="0.0694in" fo:margin-bottom="0.0694in" fo:line-height="100%"/>
      <style:text-properties fo:hyphenate="true"/>
    </style:style>
    <style:style style:name="T238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T239" style:parent-style-name="Tipodeletrapredefinidodoparágrafo" style:family="text"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/>
    </style:style>
    <style:style style:name="T240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T241" style:parent-style-name="Tipodeletrapredefinidodoparágrafo" style:family="text"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/>
    </style:style>
    <style:style style:name="T242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T243" style:parent-style-name="Tipodeletrapredefinidodoparágrafo" style:family="text"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/>
    </style:style>
    <style:style style:name="T244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245" style:parent-style-name="Normal" style:family="paragraph">
      <style:paragraph-properties fo:margin-top="0.0694in" fo:margin-bottom="0.0694in" fo:line-height="100%"/>
      <style:text-properties fo:hyphenate="true"/>
    </style:style>
    <style:style style:name="T246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T247" style:parent-style-name="Tipodeletrapredefinidodoparágrafo" style:family="text">
      <style:text-properties style:font-name="Segoe UI Emoji" style:font-name-asian="Times New Roman" style:font-name-complex="Segoe UI Emoji" fo:language="pt" fo:country="AO" style:language-asian="pt" style:country-asian="AO"/>
    </style:style>
    <style:style style:name="P24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49" style:parent-style-name="Título3" style:family="paragraph">
      <style:paragraph-properties fo:break-before="page"/>
    </style:style>
    <style:style style:name="T250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3.5pt" style:font-size-asian="13.5pt" style:font-size-complex="13.5pt" fo:language="pt" fo:country="AO" style:language-asian="pt" style:country-asian="AO"/>
    </style:style>
    <style:style style:name="P2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language="pt" fo:country="AO" style:language-asian="pt" style:country-asian="AO" fo:hyphenate="true"/>
    </style:style>
    <style:style style:name="P2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language="pt" fo:country="AO" style:language-asian="pt" style:country-asian="AO" fo:hyphenate="true"/>
    </style:style>
    <style:style style:name="P25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language="pt" fo:country="AO" style:language-asian="pt" style:country-asian="AO" fo:hyphenate="true"/>
    </style:style>
    <style:style style:name="P254" style:parent-style-name="Normal" style:family="paragraph">
      <style:paragraph-properties fo:margin-bottom="0in" fo:line-height="100%"/>
      <style:text-properties fo:hyphenate="true"/>
    </style:style>
    <style:style style:name="T255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25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pt" fo:country="AO" style:language-asian="pt" style:country-asian="AO" fo:hyphenate="true"/>
    </style:style>
    <style:style style:name="P25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language="pt" fo:country="AO" style:language-asian="pt" style:country-asian="AO" fo:hyphenate="true"/>
    </style:style>
    <style:style style:name="P2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75" style:parent-style-name="Normal" style:family="paragraph">
      <style:paragraph-properties fo:margin-bottom="0in" fo:line-height="100%"/>
      <style:text-properties fo:hyphenate="true"/>
    </style:style>
    <style:style style:name="T276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27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pt" fo:country="AO" style:language-asian="pt" style:country-asian="AO" fo:hyphenate="true"/>
    </style:style>
    <style:style style:name="P278" style:parent-style-name="Normal" style:family="paragraph">
      <style:paragraph-properties fo:margin-top="0.0694in" fo:margin-bottom="0.0694in" fo:line-height="100%"/>
      <style:text-properties fo:hyphenate="true"/>
    </style:style>
    <style:style style:name="T279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P280" style:parent-style-name="Normal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81" style:parent-style-name="Normal" style:family="paragraph">
      <style:paragraph-properties fo:margin-top="0.0694in" fo:margin-bottom="0.0694in" fo:line-height="100%"/>
      <style:text-properties fo:hyphenate="true"/>
    </style:style>
    <style:style style:name="T282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P283" style:parent-style-name="Normal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84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fo:hyphenate="true"/>
    </style:style>
    <style:style style:name="T285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T286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287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288" style:parent-style-name="Normal" style:family="paragraph">
      <style:paragraph-properties fo:margin-top="0.0694in" fo:margin-bottom="0.0694in" fo:line-height="100%"/>
      <style:text-properties fo:hyphenate="true"/>
    </style:style>
    <style:style style:name="T289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P290" style:parent-style-name="Normal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91" style:parent-style-name="Normal" style:family="paragraph">
      <style:paragraph-properties fo:margin-top="0.0694in" fo:margin-bottom="0.0694in" fo:line-height="100%"/>
      <style:text-properties fo:hyphenate="true"/>
    </style:style>
    <style:style style:name="T292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P293" style:parent-style-name="Normal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294" style:parent-style-name="Normal" style:family="paragraph">
      <style:paragraph-properties fo:margin-bottom="0in" fo:line-height="100%"/>
      <style:text-properties fo:hyphenate="true"/>
    </style:style>
    <style:style style:name="T295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2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pt" fo:country="AO" style:language-asian="pt" style:country-asian="AO" fo:hyphenate="true"/>
    </style:style>
    <style:style style:name="P2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 fo:hyphenate="true"/>
    </style:style>
    <style:style style:name="P298" style:parent-style-name="Normal" style:family="paragraph">
      <style:paragraph-properties fo:margin-top="0.0694in" fo:margin-bottom="0.0694in" fo:line-height="100%"/>
      <style:text-properties fo:hyphenate="true"/>
    </style:style>
    <style:style style:name="T299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300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3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35" style:parent-style-name="Normal" style:family="paragraph">
      <style:paragraph-properties fo:margin-bottom="0in" fo:line-height="100%"/>
      <style:text-properties fo:hyphenate="true"/>
    </style:style>
    <style:style style:name="T336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3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 fo:hyphenate="true"/>
    </style:style>
    <style:style style:name="P338" style:parent-style-name="Normal" style:family="paragraph">
      <style:paragraph-properties fo:margin-top="0.0694in" fo:margin-bottom="0.0694in" fo:line-height="100%"/>
      <style:text-properties fo:hyphenate="true"/>
    </style:style>
    <style:style style:name="T339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340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3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75" style:parent-style-name="Normal" style:family="paragraph">
      <style:paragraph-properties fo:margin-bottom="0in" fo:line-height="100%"/>
      <style:text-properties fo:hyphenate="true"/>
    </style:style>
    <style:style style:name="T376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37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 fo:hyphenate="true"/>
    </style:style>
    <style:style style:name="P378" style:parent-style-name="Normal" style:family="paragraph">
      <style:paragraph-properties fo:margin-top="0.0694in" fo:margin-bottom="0.0694in" fo:line-height="100%"/>
      <style:text-properties fo:hyphenate="true"/>
    </style:style>
    <style:style style:name="T379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380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3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3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18" style:parent-style-name="Normal" style:family="paragraph">
      <style:paragraph-properties fo:margin-bottom="0in" fo:line-height="100%"/>
      <style:text-properties fo:hyphenate="true"/>
    </style:style>
    <style:style style:name="T419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4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pt" fo:country="AO" style:language-asian="pt" style:country-asian="AO" fo:hyphenate="true"/>
    </style:style>
    <style:style style:name="P42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 fo:hyphenate="true"/>
    </style:style>
    <style:style style:name="P422" style:parent-style-name="Normal" style:family="paragraph">
      <style:paragraph-properties fo:margin-top="0.0694in" fo:margin-bottom="0.0694in" fo:line-height="100%"/>
      <style:text-properties fo:hyphenate="true"/>
    </style:style>
    <style:style style:name="T423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424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4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41" style:parent-style-name="Normal" style:family="paragraph">
      <style:paragraph-properties fo:margin-bottom="0in" fo:line-height="100%"/>
      <style:text-properties fo:hyphenate="true"/>
    </style:style>
    <style:style style:name="T442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44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 fo:hyphenate="true"/>
    </style:style>
    <style:style style:name="P444" style:parent-style-name="Normal" style:family="paragraph">
      <style:paragraph-properties fo:margin-top="0.0694in" fo:margin-bottom="0.0694in" fo:line-height="100%"/>
      <style:text-properties fo:hyphenate="true"/>
    </style:style>
    <style:style style:name="T445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446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4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68" style:parent-style-name="Normal" style:family="paragraph">
      <style:paragraph-properties fo:margin-bottom="0in" fo:line-height="100%"/>
      <style:text-properties fo:hyphenate="true"/>
    </style:style>
    <style:style style:name="T469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47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pt" fo:country="AO" style:language-asian="pt" style:country-asian="AO" fo:hyphenate="true"/>
    </style:style>
    <style:style style:name="P471" style:parent-style-name="Normal" style:family="paragraph">
      <style:paragraph-properties fo:margin-top="0.0694in" fo:margin-bottom="0.0694in" fo:line-height="100%"/>
      <style:text-properties fo:hyphenate="true"/>
    </style:style>
    <style:style style:name="T472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473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4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79" style:parent-style-name="Normal" style:family="paragraph">
      <style:paragraph-properties fo:margin-top="0.0694in" fo:margin-bottom="0.0694in" fo:line-height="100%"/>
      <style:text-properties fo:hyphenate="true"/>
    </style:style>
    <style:style style:name="T480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481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4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497" style:parent-style-name="Normal" style:family="paragraph">
      <style:paragraph-properties fo:margin-bottom="0in" fo:line-height="100%"/>
      <style:text-properties fo:hyphenate="true"/>
    </style:style>
    <style:style style:name="T498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4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pt" fo:country="AO" style:language-asian="pt" style:country-asian="AO" fo:hyphenate="true"/>
    </style:style>
    <style:style style:name="P500" style:parent-style-name="Normal" style:family="paragraph">
      <style:paragraph-properties fo:margin-top="0.0694in" fo:margin-bottom="0.0694in" fo:line-height="100%"/>
      <style:text-properties fo:hyphenate="true"/>
    </style:style>
    <style:style style:name="T501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T502" style:parent-style-name="Tipodeletrapredefinidodoparágrafo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pt" fo:country="AO" style:language-asian="pt" style:country-asian="AO"/>
    </style:style>
    <style:style style:name="P5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16" style:parent-style-name="Normal" style:family="paragraph">
      <style:paragraph-properties fo:margin-top="0.0694in" fo:margin-bottom="0.0694in" fo:line-height="100%"/>
      <style:text-properties fo:hyphenate="true"/>
    </style:style>
    <style:style style:name="T517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T518" style:parent-style-name="Tipodeletrapredefinidodoparágrafo" style:family="text"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/>
    </style:style>
    <style:style style:name="T519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5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25" style:parent-style-name="Normal" style:family="paragraph">
      <style:paragraph-properties fo:margin-bottom="0in" fo:line-height="100%"/>
      <style:text-properties fo:hyphenate="true"/>
    </style:style>
    <style:style style:name="T526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52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pt" fo:country="AO" style:language-asian="pt" style:country-asian="AO" fo:hyphenate="true"/>
    </style:style>
    <style:style style:name="P528" style:parent-style-name="Normal" style:family="paragraph">
      <style:paragraph-properties fo:margin-top="0.0694in" fo:margin-bottom="0.0694in" fo:line-height="100%"/>
      <style:text-properties fo:hyphenate="true"/>
    </style:style>
    <style:style style:name="T529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P530" style:parent-style-name="Normal" style:family="paragraph">
      <style:paragraph-properties fo:margin-bottom="0in" fo:line-height="100%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31" style:parent-style-name="Normal" style:family="paragraph">
      <style:paragraph-properties fo:margin-top="0.0694in" fo:margin-bottom="0.0694in" fo:line-height="100%"/>
      <style:text-properties fo:hyphenate="true"/>
    </style:style>
    <style:style style:name="T532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AO" style:language-asian="pt" style:country-asian="AO"/>
    </style:style>
    <style:style style:name="P533" style:parent-style-name="Normal" style:family="paragraph">
      <style:paragraph-properties fo:margin-bottom="0in" fo:line-height="100%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t" fo:country="AO" style:language-asian="pt" style:country-asian="AO" fo:hyphenate="true"/>
    </style:style>
    <style:style style:name="P534" style:parent-style-name="Normal" style:family="paragraph">
      <style:paragraph-properties fo:margin-top="0.0694in" fo:margin-bottom="0.0694in" fo:line-height="100%"/>
      <style:text-properties fo:hyphenate="true"/>
    </style:style>
    <style:style style:name="T535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T536" style:parent-style-name="Tipodeletrapredefinidodoparágrafo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fo:language="pt" fo:country="AO" style:language-asian="pt" style:country-asian="AO"/>
    </style:style>
    <style:style style:name="T537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538" style:parent-style-name="Normal" style:family="paragraph">
      <style:paragraph-properties fo:margin-bottom="0in" fo:line-height="100%"/>
      <style:text-properties fo:hyphenate="true"/>
    </style:style>
    <style:style style:name="T539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P540" style:parent-style-name="Normal" style:family="paragraph">
      <style:paragraph-properties fo:margin-top="0.0694in" fo:margin-bottom="0.0694in" fo:line-height="100%"/>
      <style:text-properties fo:hyphenate="true"/>
    </style:style>
    <style:style style:name="T541" style:parent-style-name="Tipodeletrapredefinidodoparágrafo" style:family="text">
      <style:text-properties style:font-name="Times New Roman" style:font-name-asian="Times New Roman" style:font-name-complex="Times New Roman" fo:language="pt" fo:country="AO" style:language-asian="pt" style:country-asian="AO"/>
    </style:style>
    <style:style style:name="T542" style:parent-style-name="Tipodeletrapredefinidodoparágrafo" style:family="text">
      <style:text-properties style:font-name="Segoe UI Emoji" style:font-name-asian="Times New Roman" style:font-name-complex="Segoe UI Emoji" fo:language="pt" fo:country="AO" style:language-asian="pt" style:country-asian="AO"/>
    </style:style>
    <style:style style:name="P543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Documentação do Projeto PopCorn AI</text:p>
      <text:p text:style-name="Normal">Visão Geral</text:p>
      <text:p text:style-name="Normal">PopCorn AI é uma plataforma de recomendação de filmes desenvolvida para oferecer aos usuários sugestões personalizadas com base em suas preferências. Este projeto utiliza Python para o backend, Flask como framework web, PostgreSQL como banco de dados, Vue.js para a interface do usuário e Docker para containerização e gerenciamento do ambiente.</text:p>
      <text:p text:style-name="Normal"/>
      <text:p text:style-name="Normal">Tecnologias Utilizadas</text:p>
      <text:p text:style-name="Normal">Backend: Python (Flask)</text:p>
      <text:p text:style-name="Normal">Frontend: Vue.js</text:p>
      <text:p text:style-name="Normal">Banco de Dados: PostgreSQL</text:p>
      <text:p text:style-name="Normal">Dataset: Arquivos CSV estruturados</text:p>
      <text:p text:style-name="Normal">Containerização: Docker</text:p>
      <text:p text:style-name="Normal">Ferramentas Adicionais: SQLAlchemy (ORM), pandas (manipulação de dados), scikit-learn (algoritmos de recomendação)</text:p>
      <text:p text:style-name="Normal"/>
      <text:p text:style-name="Normal">Estrutura do Projeto</text:p>
      <text:p text:style-name="Normal">PopCornAI/<text:line-break/>├── backend/<text:line-break/>│ <text:s text:c="2"/>├── app/<text:line-break/>│ <text:s text:c="2"/>│ <text:s text:c="2"/>├── __init__.py<text:line-break/>│ <text:s text:c="2"/>│ <text:s text:c="2"/>├── routes.py<text:line-break/>│ <text:s text:c="2"/>│ <text:s text:c="2"/>├── models.py<text:line-break/>│ <text:s text:c="2"/>│ <text:s text:c="2"/>├── recommender.py<text:line-break/>│ <text:s text:c="2"/>│ <text:s text:c="2"/>└── utils.py<text:line-break/>│ <text:s text:c="2"/>├── migrations/<text:line-break/>│ <text:s text:c="2"/>├── requirements.txt<text:line-break/>│ <text:s text:c="2"/>└── Dockerfile<text:line-break/>├── frontend/<text:line-break/>│ <text:s text:c="2"/>├── src/<text:line-break/>│ <text:s text:c="2"/>│ <text:s text:c="2"/>├── components/<text:line-break/>│ <text:s text:c="2"/>│ <text:s text:c="2"/>├── views/<text:line-break/>│ <text:s text:c="2"/>│ <text:s text:c="2"/>├── App.vue<text:line-break/><text:soft-page-break/>│ <text:s text:c="2"/>│ <text:s text:c="2"/>├── main.js<text:line-break/>│ <text:s text:c="2"/>│ <text:s text:c="2"/>└── router.js<text:line-break/>│ <text:s text:c="2"/>├── package.json<text:line-break/>│ <text:s text:c="2"/>├── vue.config.js<text:line-break/>│ <text:s text:c="2"/>└── Dockerfile<text:line-break/>├── dataset/<text:line-break/>│ <text:s text:c="2"/>├── movies.csv<text:line-break/>│ <text:s text:c="2"/>└── ratings.csv<text:line-break/>├── docker-compose.yml<text:line-break/>├── README.md<text:line-break/>└── setup.sql<text:line-break/><text:s/><text:line-break/></text:p>
      <text:p text:style-name="Normal">Configuração e Instalação</text:p>
      <text:p text:style-name="Normal">Pré-requisitos</text:p>
      <text:p text:style-name="Normal">Docker e Docker Compose instalados.</text:p>
      <text:p text:style-name="P2">Python 3.9+.</text:p>
      <text:p text:style-name="P3">Node.js 16+ e npm/yarn.</text:p>
      <text:p text:style-name="Normal">PostgreSQL instalado localmente ou executando no Docker.</text:p>
      <text:p text:style-name="Normal"/>
      <text:p text:style-name="Normal">Passo a Passo</text:p>
      <text:p text:style-name="Normal">1. Clone o repositório</text:p>
      <text:p text:style-name="P4">git clone https://github.com/seu-usuario/popcorn-ai.git<text:line-break/>cd popcorn-ai<text:line-break/><text:s/></text:p>
      <text:p text:style-name="Normal">2. Configuração do Banco de Dados</text:p>
      <text:p text:style-name="Normal">Certifique-se de que o PostgreSQL esteja executando.</text:p>
      <text:p text:style-name="Normal">Execute o script setup.sql para criar o banco de dados e tabelas:</text:p>
      <text:p text:style-name="Normal">psql -U seu_usuario -f setup.sql<text:line-break/><text:s/></text:p>
      <text:p text:style-name="P5">3. Backend</text:p>
      <text:p text:style-name="P6">Instale as dependências:</text:p>
      <text:soft-page-break/>
      <text:p text:style-name="P7">cd backend<text:line-break/>pip install -r requirements.txt<text:line-break/><text:s/></text:p>
      <text:p text:style-name="Normal">Execute as migrações:</text:p>
      <text:p text:style-name="Normal">flask db upgrade<text:line-break/><text:s/></text:p>
      <text:p text:style-name="Normal">Inicie o servidor Flask:</text:p>
      <text:p text:style-name="Normal">flask run<text:line-break/><text:s/></text:p>
      <text:p text:style-name="Normal">4. Frontend</text:p>
      <text:p text:style-name="Normal">Instale as dependências do Vue.js:</text:p>
      <text:p text:style-name="Normal">cd frontend<text:line-break/>npm install<text:line-break/><text:s/></text:p>
      <text:p text:style-name="Normal">Execute o servidor de desenvolvimento:</text:p>
      <text:p text:style-name="Normal">npm run serve<text:line-break/><text:s/></text:p>
      <text:p text:style-name="Normal">5. Execução com Docker</text:p>
      <text:p text:style-name="Normal">Suba os serviços com Docker Compose:</text:p>
      <text:p text:style-name="P8">docker-compose up --build<text:line-break/><text:s/><text:line-break/></text:p>
      <text:p text:style-name="P9">Dataset</text:p>
      <text:p text:style-name="P10">Estrutura do movies.csv</text:p>
      <text:p text:style-name="P11">movieId, title, genres</text:p>
      <text:p text:style-name="P12">1, Toy Story (1995), Animation</text:p>
      <text:p text:style-name="P13">2, Jumanji (1995), Adventure</text:p>
      <text:p text:style-name="P14">Estrutura do ratings.csv</text:p>
      <text:p text:style-name="Normal">userId, movieId, rating, timestamp</text:p>
      <text:p text:style-name="Normal">1, 1, 4.0, 964982703</text:p>
      <text:p text:style-name="Normal">movies.csv: Contém os detalhes dos filmes.</text:p>
      <text:soft-page-break/>
      <text:p text:style-name="Normal">ratings.csv: Contém as avaliações de usuários.</text:p>
      <text:p text:style-name="Normal"/>
      <text:p text:style-name="Normal">Funcionalidades</text:p>
      <text:p text:style-name="Normal">Backend</text:p>
      <text:p text:style-name="Normal">Endpoints:<text:s/></text:p>
      <text:p text:style-name="Normal">GET /movies: Retorna a lista de filmes.</text:p>
      <text:p text:style-name="Normal">POST /recommendations: Recebe um ID de usuário e retorna recomendações.</text:p>
      <text:p text:style-name="Normal">Algoritmo de Recomendação:<text:s/></text:p>
      <text:p text:style-name="Normal">Baseado em Collaborative Filtering utilizando scikit-learn.</text:p>
      <text:p text:style-name="Normal">Frontend</text:p>
      <text:p text:style-name="Normal">Página Inicial: Exibe uma lista de filmes populares.</text:p>
      <text:p text:style-name="Normal">Recomendações: Página que exibe recomendações personalizadas.</text:p>
      <text:p text:style-name="Normal"/>
      <text:p text:style-name="P15">Docker</text:p>
      <text:p text:style-name="P16">Arquivo docker-compose.yml</text:p>
      <text:p text:style-name="P17">version: '3.8'<text:line-break/>services:<text:line-break/><text:s text:c="2"/>backend:<text:line-break/><text:s text:c="4"/>build: ./backend<text:line-break/><text:s text:c="4"/>ports:<text:line-break/><text:s text:c="6"/>- "5000:5000"<text:line-break/><text:s text:c="4"/>depends_on:<text:line-break/><text:s text:c="6"/>- db<text:line-break/><text:s text:c="2"/>frontend:<text:line-break/><text:s text:c="4"/>build: ./frontend<text:line-break/><text:s text:c="4"/>ports:<text:line-break/><text:s text:c="6"/>- "8080:8080"<text:line-break/><text:s text:c="2"/>db:<text:line-break/><text:s text:c="4"/>image: postgres:13<text:line-break/><text:s text:c="4"/>environment:<text:line-break/><text:s text:c="6"/>POSTGRES_USER: user<text:line-break/><text:s text:c="6"/>POSTGRES_PASSWORD: password<text:line-break/><text:s text:c="6"/>POSTGRES_DB: popcorn_ai<text:line-break/><text:s text:c="4"/>ports:<text:line-break/><text:soft-page-break/><text:s text:c="6"/>- "5432:5432"<text:line-break/><text:s text:c="4"/>volumes:<text:line-break/><text:s text:c="6"/>- db_data:/var/lib/postgresql/data<text:line-break/>volumes:<text:line-break/><text:s text:c="2"/>db_data:<text:line-break/><text:s/><text:line-break/></text:p>
      <text:p text:style-name="Normal">Próximos Passos</text:p>
      <text:p text:style-name="Normal">Melhorias no Algoritmo de Recomendação:<text:s/></text:p>
      <text:p text:style-name="Normal">Adicionar suporte a Content-Based Filtering.</text:p>
      <text:p text:style-name="Normal">Implementar Matrix Factorization para maior precisão.</text:p>
      <text:p text:style-name="Normal">Integração com APIs Externas:<text:s/></text:p>
      <text:p text:style-name="Normal">Adicionar detalhes dos filmes via API do TMDb.</text:p>
      <text:p text:style-name="Normal">Desenvolvimento do Frontend:<text:s/></text:p>
      <text:p text:style-name="Normal">Melhorar a experiência do usuário com designs modernos.</text:p>
      <text:p text:style-name="Normal"/>
      <text:p text:style-name="Normal">Contribuições</text:p>
      <text:p text:style-name="Normal">Faça um fork do repositório.</text:p>
      <text:p text:style-name="Normal">Crie uma branch para sua feature.</text:p>
      <text:p text:style-name="Normal">Envie um pull request.</text:p>
      <text:p text:style-name="Normal"/>
      <text:p text:style-name="Normal">Licença</text:p>
      <text:p text:style-name="Normal">Este projeto é licenciado sob a MIT License.</text:p>
      <text:p text:style-name="Normal"/>
      <text:p text:style-name="Normal">Se precisar de mais ajustes, posso complementar! 🎬</text:p>
      <text:p text:style-name="Normal"/>
      <text:p text:style-name="Normal"/>
      <text:p text:style-name="Normal"/>
      <text:p text:style-name="Normal"/>
      <text:p text:style-name="P18"/>
      <text:soft-page-break/>
      <text:p text:style-name="P19">Criar um projeto "PopCorn AI" com as tecnologias mencionadas envolve integrar backend, banco de dados, frontend e Docker. Abaixo está um guia passo a passo para configurar o backend em Flask e o ambiente Docker.</text:p>
      <text:p text:style-name="P20"><text:span text:style-name="T21"><draw:custom-shape svg:x="0in" svg:y="0in" svg:width="45.51042in" svg:height="0.00139in" draw:z-index="0" draw:id="id0" draw:style-name="a0" draw:name="Horizontal Line 253" text:anchor-type="as-char"><svg:title/><svg:desc/><draw:enhanced-geometry draw:type="non-primitive" svg:viewBox="0 0 21600 21600" draw:enhanced-path="M 0 0 L 21600 0 21600 21600 0 21600 Z N"/></draw:custom-shape></text:span></text:p>
      <text:h text:style-name="P22" text:outline-level="2">Estrutura do projeto</text:h>
      <text:p text:style-name="P23">popcorn-ai/</text:p>
      <text:p text:style-name="P24">│</text:p>
      <text:p text:style-name="P25">├── backend/ <text:s text:c="8"/># Código do backend Flask</text:p>
      <text:p text:style-name="P26">│ <text:s text:c="2"/>├── app/ <text:s text:c="8"/># Aplicação Flask</text:p>
      <text:p text:style-name="P27">│ <text:s text:c="2"/>│ <text:s text:c="2"/>├── __init__.py</text:p>
      <text:p text:style-name="P28">│ <text:s text:c="2"/>│ <text:s text:c="2"/>├── models.py</text:p>
      <text:p text:style-name="P29">│ <text:s text:c="2"/>│ <text:s text:c="2"/>├── routes.py</text:p>
      <text:p text:style-name="P30">│ <text:s text:c="2"/>│ <text:s text:c="2"/>└── config.py</text:p>
      <text:p text:style-name="P31">│ <text:s text:c="2"/>├── Dockerfile</text:p>
      <text:p text:style-name="P32">│ <text:s text:c="2"/>├── requirements.txt</text:p>
      <text:p text:style-name="P33">│ <text:s text:c="2"/>└── wsgi.py</text:p>
      <text:p text:style-name="P34">│</text:p>
      <text:p text:style-name="P35">├── frontend/ <text:s text:c="7"/># Código do Vue.js (iremos apenas integrar o container)</text:p>
      <text:p text:style-name="P36">│ <text:s text:c="2"/>└── ...</text:p>
      <text:p text:style-name="P37">│</text:p>
      <text:p text:style-name="P38">├── docker-compose.yml</text:p>
      <text:p text:style-name="P39">├── .env <text:s text:c="12"/># Variáveis de ambiente (não versionar)</text:p>
      <text:p text:style-name="P40">└── .dockerignore</text:p>
      <text:p text:style-name="P41"><text:span text:style-name="T42"><draw:custom-shape svg:x="0in" svg:y="0in" svg:width="45.51042in" svg:height="0.00139in" draw:z-index="0" draw:id="id1" draw:style-name="a1" draw:name="Horizontal Line 254" text:anchor-type="as-char"><svg:title/><svg:desc/><draw:enhanced-geometry draw:type="non-primitive" svg:viewBox="0 0 21600 21600" draw:enhanced-path="M 0 0 L 21600 0 21600 21600 0 21600 Z N"/></draw:custom-shape></text:span></text:p>
      <text:h text:style-name="P43" text:outline-level="2">Configuração do Backend</text:h>
      <text:h text:style-name="P44" text:outline-level="3">1. Configuração básica do Flask</text:h>
      <text:p text:style-name="P45"><text:span text:style-name="T46">Arquivo:<text:s/></text:span><text:span text:style-name="T47">backend/app/__init__.py</text:span></text:p>
      <text:p text:style-name="P48">from flask import Flask</text:p>
      <text:p text:style-name="P49">from flask_sqlalchemy import SQLAlchemy</text:p>
      <text:p text:style-name="P50">from flask_cors import CORS</text:p>
      <text:p text:style-name="P51"/>
      <text:p text:style-name="P52">db = SQLAlchemy()</text:p>
      <text:p text:style-name="P53"/>
      <text:p text:style-name="P54">def create_app():</text:p>
      <text:p text:style-name="P55"><text:s text:c="4"/>app = Flask(__name__)</text:p>
      <text:p text:style-name="P56"><text:s text:c="4"/>app.config.from_object("app.config.Config")</text:p>
      <text:p text:style-name="P57"><text:s text:c="4"/></text:p>
      <text:p text:style-name="P58"><text:s text:c="4"/># Configuração CORS para permitir comunicação com o frontend</text:p>
      <text:p text:style-name="P59"><text:s text:c="4"/>CORS(app)</text:p>
      <text:p text:style-name="P60"/>
      <text:p text:style-name="P61"><text:s text:c="4"/># Inicializando o banco de dados</text:p>
      <text:p text:style-name="P62"><text:s text:c="4"/>db.init_app(app)</text:p>
      <text:p text:style-name="P63"/>
      <text:p text:style-name="P64"><text:s text:c="4"/># Registrando rotas</text:p>
      <text:p text:style-name="P65"><text:s text:c="4"/>with app.app_context():</text:p>
      <text:p text:style-name="P66"><text:s text:c="8"/>from . import routes, models</text:p>
      <text:p text:style-name="P67"><text:s text:c="8"/>db.create_all() <text:s/># Cria tabelas no banco de dados</text:p>
      <text:p text:style-name="P68"><text:s text:c="8"/>return app</text:p>
      <text:soft-page-break/>
      <text:p text:style-name="P69"><text:span text:style-name="T70"><draw:custom-shape svg:x="0in" svg:y="0in" svg:width="45.51042in" svg:height="0.00139in" draw:z-index="0" draw:id="id2" draw:style-name="a2" draw:name="Horizontal Line 255" text:anchor-type="as-char"><svg:title/><svg:desc/><draw:enhanced-geometry draw:type="non-primitive" svg:viewBox="0 0 21600 21600" draw:enhanced-path="M 0 0 L 21600 0 21600 21600 0 21600 Z N"/></draw:custom-shape></text:span></text:p>
      <text:p text:style-name="P71"><text:span text:style-name="T72">Arquivo:<text:s/></text:span><text:span text:style-name="T73">backend/app/config.py</text:span></text:p>
      <text:p text:style-name="P74">import os</text:p>
      <text:p text:style-name="P75"/>
      <text:p text:style-name="P76">class Config:</text:p>
      <text:p text:style-name="P77"><text:s text:c="4"/>SQLALCHEMY_DATABASE_URI = os.getenv("DATABASE_URL", "postgresql://postgres:postgres@db:5432/popcorn")</text:p>
      <text:p text:style-name="P78"><text:s text:c="4"/>SQLALCHEMY_TRACK_MODIFICATIONS = False</text:p>
      <text:p text:style-name="P79"><text:s text:c="4"/>SECRET_KEY = os.getenv("SECRET_KEY", "supersecretkey")</text:p>
      <text:p text:style-name="P80"><text:span text:style-name="T81"><draw:custom-shape svg:x="0in" svg:y="0in" svg:width="45.51042in" svg:height="0.00139in" draw:z-index="0" draw:id="id3" draw:style-name="a3" draw:name="Horizontal Line 256" text:anchor-type="as-char"><svg:title/><svg:desc/><draw:enhanced-geometry draw:type="non-primitive" svg:viewBox="0 0 21600 21600" draw:enhanced-path="M 0 0 L 21600 0 21600 21600 0 21600 Z N"/></draw:custom-shape></text:span></text:p>
      <text:p text:style-name="P82"><text:span text:style-name="T83">Arquivo:<text:s/></text:span><text:span text:style-name="T84">backend/app/models.py</text:span></text:p>
      <text:p text:style-name="P85">from . import db</text:p>
      <text:p text:style-name="P86"/>
      <text:p text:style-name="P87">class User(db.Model):</text:p>
      <text:p text:style-name="P88"><text:s text:c="4"/>__tablename__ = 'users'</text:p>
      <text:p text:style-name="P89"><text:s text:c="4"/>id = db.Column(db.Integer, primary_key=True)</text:p>
      <text:p text:style-name="P90"><text:s text:c="4"/>username = db.Column(db.String(80), nullable=False, unique=True)</text:p>
      <text:p text:style-name="P91"><text:s text:c="4"/>preferences = db.Column(db.Text, nullable=True)</text:p>
      <text:p text:style-name="P92"/>
      <text:p text:style-name="P93">class Movie(db.Model):</text:p>
      <text:p text:style-name="P94"><text:s text:c="4"/>__tablename__ = 'movies'</text:p>
      <text:p text:style-name="P95"><text:s text:c="4"/>id = db.Column(db.Integer, primary_key=True)</text:p>
      <text:p text:style-name="P96"><text:s text:c="4"/>title = db.Column(db.String(200), nullable=False)</text:p>
      <text:p text:style-name="P97"><text:s text:c="4"/>genre = db.Column(db.String(100), nullable=True)</text:p>
      <text:p text:style-name="P98"><text:span text:style-name="T99"><draw:custom-shape svg:x="0in" svg:y="0in" svg:width="45.51042in" svg:height="0.00139in" draw:z-index="0" draw:id="id4" draw:style-name="a4" draw:name="Horizontal Line 257" text:anchor-type="as-char"><svg:title/><svg:desc/><draw:enhanced-geometry draw:type="non-primitive" svg:viewBox="0 0 21600 21600" draw:enhanced-path="M 0 0 L 21600 0 21600 21600 0 21600 Z N"/></draw:custom-shape></text:span></text:p>
      <text:p text:style-name="P100"><text:span text:style-name="T101">Arquivo:<text:s/></text:span><text:span text:style-name="T102">backend/app/routes.py</text:span></text:p>
      <text:p text:style-name="P103">from flask import jsonify, request</text:p>
      <text:p text:style-name="P104">from . import db</text:p>
      <text:p text:style-name="P105">from .models import User, Movie</text:p>
      <text:p text:style-name="P106">from flask import current_app as app</text:p>
      <text:p text:style-name="P107"/>
      <text:p text:style-name="P108">@app.route("/")</text:p>
      <text:p text:style-name="P109">def home():</text:p>
      <text:p text:style-name="P110"><text:s text:c="4"/>return jsonify({"message": "Welcome to PopCorn AI!"})</text:p>
      <text:p text:style-name="P111"/>
      <text:p text:style-name="P112">@app.route("/movies", methods=["GET"])</text:p>
      <text:p text:style-name="P113">def get_movies():</text:p>
      <text:p text:style-name="P114"><text:s text:c="4"/>movies = Movie.query.all()</text:p>
      <text:p text:style-name="P115"><text:s text:c="4"/>return jsonify([{"id": m.id, "title": m.title, "genre": m.genre} for m in movies])</text:p>
      <text:p text:style-name="P116"/>
      <text:p text:style-name="P117">@app.route("/users/&lt;int:user_id&gt;/recommendations", methods=["GET"])</text:p>
      <text:p text:style-name="P118">def recommend_movies(user_id):</text:p>
      <text:p text:style-name="P119"><text:s text:c="4"/>user = User.query.get(user_id)</text:p>
      <text:p text:style-name="P120"><text:s text:c="4"/>if not user:</text:p>
      <text:p text:style-name="P121"><text:s text:c="8"/>return jsonify({"error": "User not found"}), 404</text:p>
      <text:p text:style-name="P122"><text:s text:c="4"/># Exemplo simples de recomendação</text:p>
      <text:p text:style-name="P123"><text:s text:c="4"/>recommendations = Movie.query.filter(Movie.genre.in_(user.preferences.split(","))).all()</text:p>
      <text:p text:style-name="P124"><text:s text:c="4"/>return jsonify([{"id": m.id, "title": m.title, "genre": m.genre} for m in recommendations])</text:p>
      <text:p text:style-name="P125"><text:span text:style-name="T126"><draw:custom-shape svg:x="0in" svg:y="0in" svg:width="45.51042in" svg:height="0.00139in" draw:z-index="0" draw:id="id5" draw:style-name="a5" draw:name="Horizontal Line 258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P127"><text:span text:style-name="T128">Arquivo:<text:s/></text:span><text:span text:style-name="T129">backend/requirements.txt</text:span></text:p>
      <text:p text:style-name="P130">flask</text:p>
      <text:p text:style-name="P131">flask-sqlalchemy</text:p>
      <text:p text:style-name="P132">flask-cors</text:p>
      <text:p text:style-name="P133">psycopg2-binary</text:p>
      <text:p text:style-name="P134"><text:span text:style-name="T135"><draw:custom-shape svg:x="0in" svg:y="0in" svg:width="45.51042in" svg:height="0.00139in" draw:z-index="0" draw:id="id6" draw:style-name="a6" draw:name="Horizontal Line 259" text:anchor-type="as-char"><svg:title/><svg:desc/><draw:enhanced-geometry draw:type="non-primitive" svg:viewBox="0 0 21600 21600" draw:enhanced-path="M 0 0 L 21600 0 21600 21600 0 21600 Z N"/></draw:custom-shape></text:span></text:p>
      <text:h text:style-name="P136" text:outline-level="3">2. Configuração do WSGI</text:h>
      <text:p text:style-name="P137"><text:span text:style-name="T138">Arquivo:<text:s/></text:span><text:span text:style-name="T139">backend/wsgi.py</text:span></text:p>
      <text:p text:style-name="P140">from app import create_app</text:p>
      <text:p text:style-name="P141"/>
      <text:p text:style-name="P142">app = create_app()</text:p>
      <text:p text:style-name="P143"/>
      <text:p text:style-name="P144">if __name__ == "__main__":</text:p>
      <text:p text:style-name="P145"><text:s text:c="4"/>app.run(host="0.0.0.0", port=5000)</text:p>
      <text:p text:style-name="P146"><text:span text:style-name="T147"><draw:custom-shape svg:x="0in" svg:y="0in" svg:width="45.51042in" svg:height="0.00139in" draw:z-index="0" draw:id="id7" draw:style-name="a7" draw:name="Horizontal Line 260" text:anchor-type="as-char"><svg:title/><svg:desc/><draw:enhanced-geometry draw:type="non-primitive" svg:viewBox="0 0 21600 21600" draw:enhanced-path="M 0 0 L 21600 0 21600 21600 0 21600 Z N"/></draw:custom-shape></text:span></text:p>
      <text:h text:style-name="P148" text:outline-level="2">Banco de Dados</text:h>
      <text:h text:style-name="P149" text:outline-level="3">Configuração Docker para PostgreSQL</text:h>
      <text:p text:style-name="P150"><text:span text:style-name="T151">No<text:s/></text:span><text:span text:style-name="T152">docker-compose.yml</text:span><text:span text:style-name="T153">, adicionamos um serviço para o PostgreSQL:</text:span></text:p>
      <text:p text:style-name="P154">version: "3.9"</text:p>
      <text:p text:style-name="P155"/>
      <text:p text:style-name="P156">services:</text:p>
      <text:p text:style-name="P157"><text:s text:c="2"/>backend:</text:p>
      <text:p text:style-name="P158"><text:s text:c="4"/>build: ./backend</text:p>
      <text:p text:style-name="P159"><text:s text:c="4"/>ports:</text:p>
      <text:p text:style-name="P160"><text:s text:c="6"/>- "5000:5000"</text:p>
      <text:p text:style-name="P161"><text:s text:c="4"/>environment:</text:p>
      <text:p text:style-name="P162"><text:s text:c="6"/>- DATABASE_URL=postgresql://postgres:postgres@db:5432/popcorn</text:p>
      <text:p text:style-name="P163"><text:s text:c="6"/>- SECRET_KEY=supersecretkey</text:p>
      <text:p text:style-name="P164"><text:s text:c="4"/>depends_on:</text:p>
      <text:p text:style-name="P165"><text:s text:c="6"/>- db</text:p>
      <text:p text:style-name="P166"/>
      <text:p text:style-name="P167"><text:s text:c="2"/>db:</text:p>
      <text:p text:style-name="P168"><text:s text:c="4"/>image: postgres:15</text:p>
      <text:p text:style-name="P169"><text:s text:c="4"/>environment:</text:p>
      <text:p text:style-name="P170"><text:s text:c="6"/>POSTGRES_USER: postgres</text:p>
      <text:p text:style-name="P171"><text:s text:c="6"/>POSTGRES_PASSWORD: postgres</text:p>
      <text:p text:style-name="P172"><text:s text:c="6"/>POSTGRES_DB: popcorn</text:p>
      <text:p text:style-name="P173"><text:s text:c="4"/>volumes:</text:p>
      <text:p text:style-name="P174"><text:s text:c="6"/>- postgres_data:/var/lib/postgresql/data</text:p>
      <text:p text:style-name="P175"><text:s text:c="4"/>ports:</text:p>
      <text:p text:style-name="P176"><text:s text:c="6"/>- "5432:5432"</text:p>
      <text:p text:style-name="P177"/>
      <text:p text:style-name="P178">volumes:</text:p>
      <text:p text:style-name="P179"><text:s text:c="2"/>postgres_data:</text:p>
      <text:p text:style-name="P180"><text:span text:style-name="T181"><draw:custom-shape svg:x="0in" svg:y="0in" svg:width="45.51042in" svg:height="0.00139in" draw:z-index="0" draw:id="id8" draw:style-name="a8" draw:name="Horizontal Line 261" text:anchor-type="as-char"><svg:title/><svg:desc/><draw:enhanced-geometry draw:type="non-primitive" svg:viewBox="0 0 21600 21600" draw:enhanced-path="M 0 0 L 21600 0 21600 21600 0 21600 Z N"/></draw:custom-shape></text:span></text:p>
      <text:h text:style-name="P182" text:outline-level="2">Configuração Docker</text:h>
      <text:soft-page-break/>
      <text:p text:style-name="P183"><text:span text:style-name="T184">Arquivo:<text:s/></text:span><text:span text:style-name="T185">backend/Dockerfile</text:span></text:p>
      <text:p text:style-name="P186">FROM python:3.9-slim</text:p>
      <text:p text:style-name="P187"/>
      <text:p text:style-name="P188">WORKDIR /app</text:p>
      <text:p text:style-name="P189"/>
      <text:p text:style-name="P190"># Instalar dependências do sistema</text:p>
      <text:p text:style-name="P191">RUN apt-get update &amp;&amp; apt-get install -y gcc libpq-dev</text:p>
      <text:p text:style-name="P192"/>
      <text:p text:style-name="P193"># Instalar dependências do Python</text:p>
      <text:p text:style-name="P194">COPY requirements.txt requirements.txt</text:p>
      <text:p text:style-name="P195">RUN pip install --no-cache-dir -r requirements.txt</text:p>
      <text:p text:style-name="P196"/>
      <text:p text:style-name="P197"># Copiar código da aplicação</text:p>
      <text:p text:style-name="P198">COPY . .</text:p>
      <text:p text:style-name="P199"/>
      <text:p text:style-name="P200"># Expor a porta do Flask</text:p>
      <text:p text:style-name="P201">EXPOSE 5000</text:p>
      <text:p text:style-name="P202"/>
      <text:p text:style-name="P203">CMD ["python", "wsgi.py"]</text:p>
      <text:p text:style-name="P204"><text:span text:style-name="T205"><draw:custom-shape svg:x="0in" svg:y="0in" svg:width="45.51042in" svg:height="0.00139in" draw:z-index="0" draw:id="id9" draw:style-name="a9" draw:name="Horizontal Line 262" text:anchor-type="as-char"><svg:title/><svg:desc/><draw:enhanced-geometry draw:type="non-primitive" svg:viewBox="0 0 21600 21600" draw:enhanced-path="M 0 0 L 21600 0 21600 21600 0 21600 Z N"/></draw:custom-shape></text:span></text:p>
      <text:h text:style-name="P206" text:outline-level="2"><text:span text:style-name="T207">Arquivo<text:s/></text:span><text:span text:style-name="T208">.env</text:span></text:h>
      <text:p text:style-name="P209"><text:span text:style-name="T210">Crie variáveis de ambiente no arquivo<text:s/></text:span><text:span text:style-name="T211">.env</text:span><text:span text:style-name="T212">:</text:span></text:p>
      <text:p text:style-name="P213">DATABASE_URL=postgresql://postgres:postgres@db:5432/popcorn</text:p>
      <text:p text:style-name="P214">SECRET_KEY=supersecretkey</text:p>
      <text:p text:style-name="P215"><text:span text:style-name="T216">Adicione o<text:s/></text:span><text:span text:style-name="T217">.env</text:span><text:span text:style-name="T218"><text:s/>no<text:s/></text:span><text:span text:style-name="T219">.dockerignore</text:span><text:span text:style-name="T220"><text:s/>para evitar versionamento.</text:span></text:p>
      <text:p text:style-name="P221"><text:span text:style-name="T222"><draw:custom-shape svg:x="0in" svg:y="0in" svg:width="45.51042in" svg:height="0.00139in" draw:z-index="0" draw:id="id10" draw:style-name="a10" draw:name="Horizontal Line 263" text:anchor-type="as-char"><svg:title/><svg:desc/><draw:enhanced-geometry draw:type="non-primitive" svg:viewBox="0 0 21600 21600" draw:enhanced-path="M 0 0 L 21600 0 21600 21600 0 21600 Z N"/></draw:custom-shape></text:span></text:p>
      <text:h text:style-name="P223" text:outline-level="2">Executando o Projeto</text:h>
      <text:list text:style-name="LFO2" text:continue-numbering="true">
        <text:list-item>
          <text:p text:style-name="P224"><text:span text:style-name="T225">Construir o ambiente:</text:span></text:p>
        </text:list-item>
        <text:list-item>
          <text:p text:style-name="P226">docker-compose build</text:p>
        </text:list-item>
        <text:list-item>
          <text:p text:style-name="P227"><text:span text:style-name="T228">Subir os containers:</text:span></text:p>
        </text:list-item>
        <text:list-item>
          <text:p text:style-name="P229">docker-compose up</text:p>
        </text:list-item>
        <text:list-item>
          <text:p text:style-name="P230"><text:span text:style-name="T231">Acesse o backend em<text:s/></text:span><text:a xlink:href="http://localhost:5000/" office:target-frame-name="_top" xlink:show="replace"><text:span text:style-name="T232">http://localhost:5000</text:span></text:a><text:span text:style-name="T233">.</text:span></text:p>
        </text:list-item>
      </text:list>
      <text:p text:style-name="P234"><text:span text:style-name="T235"><draw:custom-shape svg:x="0in" svg:y="0in" svg:width="45.51042in" svg:height="0.00139in" draw:z-index="0" draw:id="id11" draw:style-name="a11" draw:name="Horizontal Line 264" text:anchor-type="as-char"><svg:title/><svg:desc/><draw:enhanced-geometry draw:type="non-primitive" svg:viewBox="0 0 21600 21600" draw:enhanced-path="M 0 0 L 21600 0 21600 21600 0 21600 Z N"/></draw:custom-shape></text:span></text:p>
      <text:h text:style-name="P236" text:outline-level="2">Integração com o Frontend (Vue.js)</text:h>
      <text:p text:style-name="P237"><text:span text:style-name="T238">Certifique-se de que o frontend Vue.js se comunique com o backend através de requisições para<text:s/></text:span><text:span text:style-name="T239">http://localhost:5000</text:span><text:span text:style-name="T240">. Configure o CORS e teste endpoints como<text:s/></text:span><text:span text:style-name="T241">/movies</text:span><text:span text:style-name="T242"><text:s/>ou<text:s/></text:span><text:span text:style-name="T243">/users/{id}/recommendations</text:span><text:span text:style-name="T244">.</text:span></text:p>
      <text:p text:style-name="P245"><text:span text:style-name="T246">Se precisar de mais detalhes ou de um passo para o Vue.js, avise!<text:s/></text:span><text:span text:style-name="T247">🚀</text:span></text:p>
      <text:p text:style-name="P248"/>
      <text:soft-page-break/>
      <text:h text:style-name="P249" text:outline-level="3"><text:span text:style-name="T250">Desenvolvendo o Frontend em Vue.js para o PopCorn AI</text:span></text:h>
      <text:p text:style-name="P251">A interface do usuário será construída utilizando Vue.js e comunicando-se com o backend via API. O objetivo é criar um layout simples que permita ao usuário:</text:p>
      <text:list text:style-name="LFO3" text:continue-numbering="true">
        <text:list-item>
          <text:p text:style-name="P252">Visualizar a lista de filmes.</text:p>
        </text:list-item>
        <text:list-item>
          <text:p text:style-name="P253">Receber recomendações com base nas preferências do usuário.</text:p>
        </text:list-item>
      </text:list>
      <text:p text:style-name="P254"><text:span text:style-name="T255"><draw:custom-shape svg:x="0in" svg:y="0in" svg:width="45.51042in" svg:height="0.00139in" draw:z-index="0" draw:id="id12" draw:style-name="a12" draw:name="Horizontal Line 508" text:anchor-type="as-char"><svg:title/><svg:desc/><draw:enhanced-geometry draw:type="non-primitive" svg:viewBox="0 0 21600 21600" draw:enhanced-path="M 0 0 L 21600 0 21600 21600 0 21600 Z N"/></draw:custom-shape></text:span></text:p>
      <text:h text:style-name="P256" text:outline-level="2">Estrutura do projeto Vue.js</text:h>
      <text:p text:style-name="P257">Estrutura básica após inicializar o projeto:</text:p>
      <text:p text:style-name="P258">frontend/</text:p>
      <text:p text:style-name="P259">│</text:p>
      <text:p text:style-name="P260">├── public/</text:p>
      <text:p text:style-name="P261">│ <text:s text:c="2"/>└── index.html</text:p>
      <text:p text:style-name="P262">├── src/</text:p>
      <text:p text:style-name="P263">│ <text:s text:c="2"/>├── components/</text:p>
      <text:p text:style-name="P264">│ <text:s text:c="2"/>│ <text:s text:c="2"/>├── MovieList.vue</text:p>
      <text:p text:style-name="P265">│ <text:s text:c="2"/>│ <text:s text:c="2"/>├── Recommendations.vue</text:p>
      <text:p text:style-name="P266">│ <text:s text:c="2"/>│ <text:s text:c="2"/>└── Navbar.vue</text:p>
      <text:p text:style-name="P267">│ <text:s text:c="2"/>├── views/</text:p>
      <text:p text:style-name="P268">│ <text:s text:c="2"/>│ <text:s text:c="2"/>├── HomeView.vue</text:p>
      <text:p text:style-name="P269">│ <text:s text:c="2"/>│ <text:s text:c="2"/>└── UserView.vue</text:p>
      <text:p text:style-name="P270">│ <text:s text:c="2"/>├── App.vue</text:p>
      <text:p text:style-name="P271">│ <text:s text:c="2"/>└── main.js</text:p>
      <text:p text:style-name="P272">├── Dockerfile</text:p>
      <text:p text:style-name="P273">├── package.json</text:p>
      <text:p text:style-name="P274">└── vite.config.js</text:p>
      <text:p text:style-name="P275"><text:span text:style-name="T276"><draw:custom-shape svg:x="0in" svg:y="0in" svg:width="45.51042in" svg:height="0.00139in" draw:z-index="0" draw:id="id13" draw:style-name="a13" draw:name="Horizontal Line 509" text:anchor-type="as-char"><svg:title/><svg:desc/><draw:enhanced-geometry draw:type="non-primitive" svg:viewBox="0 0 21600 21600" draw:enhanced-path="M 0 0 L 21600 0 21600 21600 0 21600 Z N"/></draw:custom-shape></text:span></text:p>
      <text:h text:style-name="P277" text:outline-level="3">1. Configurando o Projeto Vue.js</text:h>
      <text:list text:style-name="LFO4" text:continue-numbering="true">
        <text:list-item>
          <text:p text:style-name="P278"><text:span text:style-name="T279">Instale o Vue CLI (se necessário):</text:span></text:p>
        </text:list-item>
        <text:list-item>
          <text:p text:style-name="P280">npm install -g @vue/cli</text:p>
        </text:list-item>
        <text:list-item>
          <text:p text:style-name="P281"><text:span text:style-name="T282">Inicialize o projeto:</text:span></text:p>
        </text:list-item>
        <text:list-item>
          <text:p text:style-name="P283">vue create frontend</text:p>
        </text:list-item>
      </text:list>
      <text:p text:style-name="P284"><text:span text:style-name="T285">Escolha as configurações padrão ou manualmente inclua<text:s/></text:span><text:span text:style-name="T286">Vue Router</text:span><text:span text:style-name="T287">.</text:span></text:p>
      <text:list text:style-name="LFO4" text:continue-numbering="true">
        <text:list-item>
          <text:p text:style-name="P288"><text:span text:style-name="T289">Entre no diretório:</text:span></text:p>
        </text:list-item>
        <text:list-item>
          <text:p text:style-name="P290">cd frontend</text:p>
        </text:list-item>
        <text:list-item>
          <text:p text:style-name="P291"><text:span text:style-name="T292">Instale Axios para requisições HTTP:</text:span></text:p>
        </text:list-item>
        <text:list-item>
          <text:p text:style-name="P293">npm install axios</text:p>
        </text:list-item>
      </text:list>
      <text:p text:style-name="P294"><text:span text:style-name="T295"><draw:custom-shape svg:x="0in" svg:y="0in" svg:width="45.51042in" svg:height="0.00139in" draw:z-index="0" draw:id="id14" draw:style-name="a14" draw:name="Horizontal Line 510" text:anchor-type="as-char"><svg:title/><svg:desc/><draw:enhanced-geometry draw:type="non-primitive" svg:viewBox="0 0 21600 21600" draw:enhanced-path="M 0 0 L 21600 0 21600 21600 0 21600 Z N"/></draw:custom-shape></text:span></text:p>
      <text:h text:style-name="P296" text:outline-level="3">2. Criando Componentes</text:h>
      <text:h text:style-name="P297" text:outline-level="4">Navbar</text:h>
      <text:p text:style-name="P298"><text:span text:style-name="T299">Arquivo:<text:s/></text:span><text:span text:style-name="T300">src/components/Navbar.vue</text:span></text:p>
      <text:soft-page-break/>
      <text:p text:style-name="P301">&lt;template&gt;</text:p>
      <text:p text:style-name="P302"><text:s text:c="2"/>&lt;nav class="navbar"&gt;</text:p>
      <text:p text:style-name="P303"><text:s text:c="4"/>&lt;div class="container"&gt;</text:p>
      <text:p text:style-name="P304"><text:s text:c="6"/>&lt;h1&gt;PopCorn AI&lt;/h1&gt;</text:p>
      <text:p text:style-name="P305"><text:s text:c="6"/>&lt;ul&gt;</text:p>
      <text:p text:style-name="P306"><text:s text:c="8"/>&lt;li&gt;&lt;router-link to="/"&gt;Home&lt;/router-link&gt;&lt;/li&gt;</text:p>
      <text:p text:style-name="P307"><text:s text:c="8"/>&lt;li&gt;&lt;router-link to="/user/1"&gt;Recomendações&lt;/router-link&gt;&lt;/li&gt;</text:p>
      <text:p text:style-name="P308"><text:s text:c="6"/>&lt;/ul&gt;</text:p>
      <text:p text:style-name="P309"><text:s text:c="4"/>&lt;/div&gt;</text:p>
      <text:p text:style-name="P310"><text:s text:c="2"/>&lt;/nav&gt;</text:p>
      <text:p text:style-name="P311">&lt;/template&gt;</text:p>
      <text:p text:style-name="P312"/>
      <text:p text:style-name="P313">&lt;script&gt;</text:p>
      <text:p text:style-name="P314">export default {</text:p>
      <text:p text:style-name="P315"><text:s text:c="2"/>name: "Navbar",</text:p>
      <text:p text:style-name="P316">};</text:p>
      <text:p text:style-name="P317">&lt;/script&gt;</text:p>
      <text:p text:style-name="P318"/>
      <text:p text:style-name="P319">&lt;style scoped&gt;</text:p>
      <text:p text:style-name="P320">.navbar {</text:p>
      <text:p text:style-name="P321"><text:s text:c="2"/>background: #333;</text:p>
      <text:p text:style-name="P322"><text:s text:c="2"/>color: white;</text:p>
      <text:p text:style-name="P323"><text:s text:c="2"/>padding: 1em;</text:p>
      <text:p text:style-name="P324">}</text:p>
      <text:p text:style-name="P325">.navbar ul {</text:p>
      <text:p text:style-name="P326"><text:s text:c="2"/>list-style: none;</text:p>
      <text:p text:style-name="P327"><text:s text:c="2"/>display: flex;</text:p>
      <text:p text:style-name="P328"><text:s text:c="2"/>gap: 1em;</text:p>
      <text:p text:style-name="P329">}</text:p>
      <text:p text:style-name="P330">.navbar a {</text:p>
      <text:p text:style-name="P331"><text:s text:c="2"/>text-decoration: none;</text:p>
      <text:p text:style-name="P332"><text:s text:c="2"/>color: white;</text:p>
      <text:p text:style-name="P333">}</text:p>
      <text:p text:style-name="P334">&lt;/style&gt;</text:p>
      <text:p text:style-name="P335"><text:span text:style-name="T336"><draw:custom-shape svg:x="0in" svg:y="0in" svg:width="45.51042in" svg:height="0.00139in" draw:z-index="0" draw:id="id15" draw:style-name="a15" draw:name="Horizontal Line 511" text:anchor-type="as-char"><svg:title/><svg:desc/><draw:enhanced-geometry draw:type="non-primitive" svg:viewBox="0 0 21600 21600" draw:enhanced-path="M 0 0 L 21600 0 21600 21600 0 21600 Z N"/></draw:custom-shape></text:span></text:p>
      <text:h text:style-name="P337" text:outline-level="4">MovieList</text:h>
      <text:p text:style-name="P338"><text:span text:style-name="T339">Arquivo:<text:s/></text:span><text:span text:style-name="T340">src/components/MovieList.vue</text:span></text:p>
      <text:p text:style-name="P341">&lt;template&gt;</text:p>
      <text:p text:style-name="P342"><text:s text:c="2"/>&lt;div class="movie-list"&gt;</text:p>
      <text:p text:style-name="P343"><text:s text:c="4"/>&lt;h2&gt;Lista de Filmes&lt;/h2&gt;</text:p>
      <text:p text:style-name="P344"><text:s text:c="4"/>&lt;ul&gt;</text:p>
      <text:p text:style-name="P345"><text:s text:c="6"/>&lt;li v-for="movie in movies" :key="movie.id"&gt;</text:p>
      <text:p text:style-name="P346"><text:s text:c="8"/>{{ movie.title }} ({{ movie.genre }})</text:p>
      <text:p text:style-name="P347"><text:s text:c="6"/>&lt;/li&gt;</text:p>
      <text:p text:style-name="P348"><text:s text:c="4"/>&lt;/ul&gt;</text:p>
      <text:p text:style-name="P349"><text:s text:c="2"/>&lt;/div&gt;</text:p>
      <text:p text:style-name="P350">&lt;/template&gt;</text:p>
      <text:p text:style-name="P351"/>
      <text:p text:style-name="P352">&lt;script&gt;</text:p>
      <text:p text:style-name="P353">import axios from "axios";</text:p>
      <text:p text:style-name="P354"/>
      <text:p text:style-name="P355">export default {</text:p>
      <text:p text:style-name="P356"><text:s text:c="2"/>name: "MovieList",</text:p>
      <text:p text:style-name="P357"><text:s text:c="2"/>data() {</text:p>
      <text:p text:style-name="P358"><text:s text:c="4"/>return {</text:p>
      <text:p text:style-name="P359"><text:s text:c="6"/>movies: [],</text:p>
      <text:p text:style-name="P360"><text:s text:c="4"/>};</text:p>
      <text:soft-page-break/>
      <text:p text:style-name="P361"><text:s text:c="2"/>},</text:p>
      <text:p text:style-name="P362"><text:s text:c="2"/>created() {</text:p>
      <text:p text:style-name="P363"><text:s text:c="4"/>axios.get("http://localhost:5000/movies").then((response) =&gt; {</text:p>
      <text:p text:style-name="P364"><text:s text:c="6"/>this.movies = response.data;</text:p>
      <text:p text:style-name="P365"><text:s text:c="4"/>});</text:p>
      <text:p text:style-name="P366"><text:s text:c="2"/>},</text:p>
      <text:p text:style-name="P367">};</text:p>
      <text:p text:style-name="P368">&lt;/script&gt;</text:p>
      <text:p text:style-name="P369"/>
      <text:p text:style-name="P370">&lt;style scoped&gt;</text:p>
      <text:p text:style-name="P371">.movie-list {</text:p>
      <text:p text:style-name="P372"><text:s text:c="2"/>padding: 1em;</text:p>
      <text:p text:style-name="P373">}</text:p>
      <text:p text:style-name="P374">&lt;/style&gt;</text:p>
      <text:p text:style-name="P375"><text:span text:style-name="T376"><draw:custom-shape svg:x="0in" svg:y="0in" svg:width="45.51042in" svg:height="0.00139in" draw:z-index="0" draw:id="id16" draw:style-name="a16" draw:name="Horizontal Line 512" text:anchor-type="as-char"><svg:title/><svg:desc/><draw:enhanced-geometry draw:type="non-primitive" svg:viewBox="0 0 21600 21600" draw:enhanced-path="M 0 0 L 21600 0 21600 21600 0 21600 Z N"/></draw:custom-shape></text:span></text:p>
      <text:h text:style-name="P377" text:outline-level="4">Recommendations</text:h>
      <text:p text:style-name="P378"><text:span text:style-name="T379">Arquivo:<text:s/></text:span><text:span text:style-name="T380">src/components/Recommendations.vue</text:span></text:p>
      <text:p text:style-name="P381">&lt;template&gt;</text:p>
      <text:p text:style-name="P382"><text:s text:c="2"/>&lt;div class="recommendations"&gt;</text:p>
      <text:p text:style-name="P383"><text:s text:c="4"/>&lt;h2&gt;Recomendações&lt;/h2&gt;</text:p>
      <text:p text:style-name="P384"><text:s text:c="4"/>&lt;ul&gt;</text:p>
      <text:p text:style-name="P385"><text:s text:c="6"/>&lt;li v-for="movie in recommendations" :key="movie.id"&gt;</text:p>
      <text:p text:style-name="P386"><text:s text:c="8"/>{{ movie.title }} ({{ movie.genre }})</text:p>
      <text:p text:style-name="P387"><text:s text:c="6"/>&lt;/li&gt;</text:p>
      <text:p text:style-name="P388"><text:s text:c="4"/>&lt;/ul&gt;</text:p>
      <text:p text:style-name="P389"><text:s text:c="2"/>&lt;/div&gt;</text:p>
      <text:p text:style-name="P390">&lt;/template&gt;</text:p>
      <text:p text:style-name="P391"/>
      <text:p text:style-name="P392">&lt;script&gt;</text:p>
      <text:p text:style-name="P393">import axios from "axios";</text:p>
      <text:p text:style-name="P394"/>
      <text:p text:style-name="P395">export default {</text:p>
      <text:p text:style-name="P396"><text:s text:c="2"/>name: "Recommendations",</text:p>
      <text:p text:style-name="P397"><text:s text:c="2"/>props: ["userId"],</text:p>
      <text:p text:style-name="P398"><text:s text:c="2"/>data() {</text:p>
      <text:p text:style-name="P399"><text:s text:c="4"/>return {</text:p>
      <text:p text:style-name="P400"><text:s text:c="6"/>recommendations: [],</text:p>
      <text:p text:style-name="P401"><text:s text:c="4"/>};</text:p>
      <text:p text:style-name="P402"><text:s text:c="2"/>},</text:p>
      <text:p text:style-name="P403"><text:s text:c="2"/>created() {</text:p>
      <text:p text:style-name="P404"><text:s text:c="4"/>axios</text:p>
      <text:p text:style-name="P405"><text:s text:c="6"/>.get(`http://localhost:5000/users/${this.userId}/recommendations`)</text:p>
      <text:p text:style-name="P406"><text:s text:c="6"/>.then((response) =&gt; {</text:p>
      <text:p text:style-name="P407"><text:s text:c="8"/>this.recommendations = response.data;</text:p>
      <text:p text:style-name="P408"><text:s text:c="6"/>});</text:p>
      <text:p text:style-name="P409"><text:s text:c="2"/>},</text:p>
      <text:p text:style-name="P410">};</text:p>
      <text:p text:style-name="P411">&lt;/script&gt;</text:p>
      <text:p text:style-name="P412"/>
      <text:p text:style-name="P413">&lt;style scoped&gt;</text:p>
      <text:p text:style-name="P414">.recommendations {</text:p>
      <text:p text:style-name="P415"><text:s text:c="2"/>padding: 1em;</text:p>
      <text:p text:style-name="P416">}</text:p>
      <text:p text:style-name="P417">&lt;/style&gt;</text:p>
      <text:p text:style-name="P418"><text:span text:style-name="T419"><draw:custom-shape svg:x="0in" svg:y="0in" svg:width="45.51042in" svg:height="0.00139in" draw:z-index="0" draw:id="id17" draw:style-name="a17" draw:name="Horizontal Line 513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P420" text:outline-level="3">3. Configurando Views</text:h>
      <text:h text:style-name="P421" text:outline-level="4">HomeView</text:h>
      <text:p text:style-name="P422"><text:span text:style-name="T423">Arquivo:<text:s/></text:span><text:span text:style-name="T424">src/views/HomeView.vue</text:span></text:p>
      <text:p text:style-name="P425">&lt;template&gt;</text:p>
      <text:p text:style-name="P426"><text:s text:c="2"/>&lt;div class="home"&gt;</text:p>
      <text:p text:style-name="P427"><text:s text:c="4"/>&lt;MovieList /&gt;</text:p>
      <text:p text:style-name="P428"><text:s text:c="2"/>&lt;/div&gt;</text:p>
      <text:p text:style-name="P429">&lt;/template&gt;</text:p>
      <text:p text:style-name="P430"/>
      <text:p text:style-name="P431">&lt;script&gt;</text:p>
      <text:p text:style-name="P432">import MovieList from "@/components/MovieList.vue";</text:p>
      <text:p text:style-name="P433"/>
      <text:p text:style-name="P434">export default {</text:p>
      <text:p text:style-name="P435"><text:s text:c="2"/>name: "HomeView",</text:p>
      <text:p text:style-name="P436"><text:s text:c="2"/>components: {</text:p>
      <text:p text:style-name="P437"><text:s text:c="4"/>MovieList,</text:p>
      <text:p text:style-name="P438"><text:s text:c="2"/>},</text:p>
      <text:p text:style-name="P439">};</text:p>
      <text:p text:style-name="P440">&lt;/script&gt;</text:p>
      <text:p text:style-name="P441"><text:span text:style-name="T442"><draw:custom-shape svg:x="0in" svg:y="0in" svg:width="45.51042in" svg:height="0.00139in" draw:z-index="0" draw:id="id18" draw:style-name="a18" draw:name="Horizontal Line 514" text:anchor-type="as-char"><svg:title/><svg:desc/><draw:enhanced-geometry draw:type="non-primitive" svg:viewBox="0 0 21600 21600" draw:enhanced-path="M 0 0 L 21600 0 21600 21600 0 21600 Z N"/></draw:custom-shape></text:span></text:p>
      <text:h text:style-name="P443" text:outline-level="4">UserView</text:h>
      <text:p text:style-name="P444"><text:span text:style-name="T445">Arquivo:<text:s/></text:span><text:span text:style-name="T446">src/views/UserView.vue</text:span></text:p>
      <text:p text:style-name="P447">&lt;template&gt;</text:p>
      <text:p text:style-name="P448"><text:s text:c="2"/>&lt;div class="user"&gt;</text:p>
      <text:p text:style-name="P449"><text:s text:c="4"/>&lt;Recommendations :userId="userId" /&gt;</text:p>
      <text:p text:style-name="P450"><text:s text:c="2"/>&lt;/div&gt;</text:p>
      <text:p text:style-name="P451">&lt;/template&gt;</text:p>
      <text:p text:style-name="P452"/>
      <text:p text:style-name="P453">&lt;script&gt;</text:p>
      <text:p text:style-name="P454">import Recommendations from "@/components/Recommendations.vue";</text:p>
      <text:p text:style-name="P455"/>
      <text:p text:style-name="P456">export default {</text:p>
      <text:p text:style-name="P457"><text:s text:c="2"/>name: "UserView",</text:p>
      <text:p text:style-name="P458"><text:s text:c="2"/>components: {</text:p>
      <text:p text:style-name="P459"><text:s text:c="4"/>Recommendations,</text:p>
      <text:p text:style-name="P460"><text:s text:c="2"/>},</text:p>
      <text:p text:style-name="P461"><text:s text:c="2"/>data() {</text:p>
      <text:p text:style-name="P462"><text:s text:c="4"/>return {</text:p>
      <text:p text:style-name="P463"><text:s text:c="6"/>userId: this.$route.params.id,</text:p>
      <text:p text:style-name="P464"><text:s text:c="4"/>};</text:p>
      <text:p text:style-name="P465"><text:s text:c="2"/>},</text:p>
      <text:p text:style-name="P466">};</text:p>
      <text:p text:style-name="P467">&lt;/script&gt;</text:p>
      <text:p text:style-name="P468"><text:span text:style-name="T469"><draw:custom-shape svg:x="0in" svg:y="0in" svg:width="45.51042in" svg:height="0.00139in" draw:z-index="0" draw:id="id19" draw:style-name="a19" draw:name="Horizontal Line 515" text:anchor-type="as-char"><svg:title/><svg:desc/><draw:enhanced-geometry draw:type="non-primitive" svg:viewBox="0 0 21600 21600" draw:enhanced-path="M 0 0 L 21600 0 21600 21600 0 21600 Z N"/></draw:custom-shape></text:span></text:p>
      <text:h text:style-name="P470" text:outline-level="3">4. Configurando Rotas</text:h>
      <text:p text:style-name="P471"><text:span text:style-name="T472">Arquivo:<text:s/></text:span><text:span text:style-name="T473">src/main.js</text:span></text:p>
      <text:p text:style-name="P474">import { createApp } from "vue";</text:p>
      <text:p text:style-name="P475">import App from "./App.vue";</text:p>
      <text:soft-page-break/>
      <text:p text:style-name="P476">import router from "./router";</text:p>
      <text:p text:style-name="P477"/>
      <text:p text:style-name="P478">createApp(App).use(router).mount("#app");</text:p>
      <text:p text:style-name="P479"><text:span text:style-name="T480">Arquivo:<text:s/></text:span><text:span text:style-name="T481">src/router/index.js</text:span></text:p>
      <text:p text:style-name="P482">import { createRouter, createWebHistory } from "vue-router";</text:p>
      <text:p text:style-name="P483">import HomeView from "@/views/HomeView.vue";</text:p>
      <text:p text:style-name="P484">import UserView from "@/views/UserView.vue";</text:p>
      <text:p text:style-name="P485"/>
      <text:p text:style-name="P486">const routes = [</text:p>
      <text:p text:style-name="P487"><text:s text:c="2"/>{ path: "/", component: HomeView },</text:p>
      <text:p text:style-name="P488"><text:s text:c="2"/>{ path: "/user/:id", component: UserView },</text:p>
      <text:p text:style-name="P489">];</text:p>
      <text:p text:style-name="P490"/>
      <text:p text:style-name="P491">const router = createRouter({</text:p>
      <text:p text:style-name="P492"><text:s text:c="2"/>history: createWebHistory(),</text:p>
      <text:p text:style-name="P493"><text:s text:c="2"/>routes,</text:p>
      <text:p text:style-name="P494">});</text:p>
      <text:p text:style-name="P495"/>
      <text:p text:style-name="P496">export default router;</text:p>
      <text:p text:style-name="P497"><text:span text:style-name="T498"><draw:custom-shape svg:x="0in" svg:y="0in" svg:width="45.51042in" svg:height="0.00139in" draw:z-index="0" draw:id="id20" draw:style-name="a20" draw:name="Horizontal Line 516" text:anchor-type="as-char"><svg:title/><svg:desc/><draw:enhanced-geometry draw:type="non-primitive" svg:viewBox="0 0 21600 21600" draw:enhanced-path="M 0 0 L 21600 0 21600 21600 0 21600 Z N"/></draw:custom-shape></text:span></text:p>
      <text:h text:style-name="P499" text:outline-level="3">5. Configurando o Docker</text:h>
      <text:p text:style-name="P500"><text:span text:style-name="T501">Arquivo:<text:s/></text:span><text:span text:style-name="T502">frontend/Dockerfile</text:span></text:p>
      <text:p text:style-name="P503"># Imagem base para produção</text:p>
      <text:p text:style-name="P504">FROM node:18 as build-stage</text:p>
      <text:p text:style-name="P505">WORKDIR /app</text:p>
      <text:p text:style-name="P506">COPY package*.json ./</text:p>
      <text:p text:style-name="P507">RUN npm install</text:p>
      <text:p text:style-name="P508">COPY . .</text:p>
      <text:p text:style-name="P509">RUN npm run build</text:p>
      <text:p text:style-name="P510"/>
      <text:p text:style-name="P511"># Imagem para servir o frontend</text:p>
      <text:p text:style-name="P512">FROM nginx:stable-alpine</text:p>
      <text:p text:style-name="P513">COPY --from=build-stage /app/dist /usr/share/nginx/html</text:p>
      <text:p text:style-name="P514">EXPOSE 80</text:p>
      <text:p text:style-name="P515">CMD ["nginx", "-g", "daemon off;"]</text:p>
      <text:p text:style-name="P516"><text:span text:style-name="T517">No<text:s/></text:span><text:span text:style-name="T518">docker-compose.yml</text:span><text:span text:style-name="T519">, adicione o serviço do frontend:</text:span></text:p>
      <text:p text:style-name="P520">services:</text:p>
      <text:p text:style-name="P521"><text:s text:c="2"/>frontend:</text:p>
      <text:p text:style-name="P522"><text:s text:c="4"/>build: ./frontend</text:p>
      <text:p text:style-name="P523"><text:s text:c="4"/>ports:</text:p>
      <text:p text:style-name="P524"><text:s text:c="6"/>- "8080:80"</text:p>
      <text:p text:style-name="P525"><text:span text:style-name="T526"><draw:custom-shape svg:x="0in" svg:y="0in" svg:width="45.51042in" svg:height="0.00139in" draw:z-index="0" draw:id="id21" draw:style-name="a21" draw:name="Horizontal Line 517" text:anchor-type="as-char"><svg:title/><svg:desc/><draw:enhanced-geometry draw:type="non-primitive" svg:viewBox="0 0 21600 21600" draw:enhanced-path="M 0 0 L 21600 0 21600 21600 0 21600 Z N"/></draw:custom-shape></text:span></text:p>
      <text:h text:style-name="P527" text:outline-level="3">6. Executando o Frontend</text:h>
      <text:list text:style-name="LFO5" text:continue-numbering="true">
        <text:list-item>
          <text:p text:style-name="P528"><text:span text:style-name="T529">Executar em desenvolvimento:</text:span></text:p>
        </text:list-item>
        <text:list-item>
          <text:p text:style-name="P530">npm run dev</text:p>
        </text:list-item>
        <text:list-item>
          <text:p text:style-name="P531"><text:span text:style-name="T532">Executar com Docker Compose:</text:span></text:p>
        </text:list-item>
        <text:list-item>
          <text:p text:style-name="P533">docker-compose up</text:p>
        </text:list-item>
      </text:list>
      <text:soft-page-break/>
      <text:p text:style-name="P534"><text:span text:style-name="T535">O frontend estará disponível em<text:s/></text:span><text:a xlink:href="http://localhost:8080/" office:target-frame-name="_top" xlink:show="replace"><text:span text:style-name="T536">http://localhost:8080</text:span></text:a><text:span text:style-name="T537">.</text:span></text:p>
      <text:p text:style-name="P538"><text:span text:style-name="T539"><draw:custom-shape svg:x="0in" svg:y="0in" svg:width="45.51042in" svg:height="0.00139in" draw:z-index="0" draw:id="id22" draw:style-name="a22" draw:name="Horizontal Line 518" text:anchor-type="as-char"><svg:title/><svg:desc/><draw:enhanced-geometry draw:type="non-primitive" svg:viewBox="0 0 21600 21600" draw:enhanced-path="M 0 0 L 21600 0 21600 21600 0 21600 Z N"/></draw:custom-shape></text:span></text:p>
      <text:p text:style-name="P540"><text:span text:style-name="T541">Se precisar de mais funcionalidades ou design, é só avisar!<text:s/></text:span><text:span text:style-name="T542">😊</text:span></text:p>
      <text:p text:style-name="P5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ptos Display" style:font-name-asian="Times New Roman" style:font-name-complex="Times New Roman" fo:color="#0A2F40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style:style style:name="Título3Caráter" style:display-name="Título 3 Caráter" style:family="text" style:parent-style-name="Tipodeletrapredefinidodoparágrafo">
      <style:text-properties style:font-name="Aptos Display" style:font-name-asian="Times New Roman" style:font-name-complex="Times New Roman" fo:color="#0A2F4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rancemy Sebastião</meta:initial-creator>
    <dc:creator>Francemy Sebastião</dc:creator>
    <meta:creation-date>2024-11-25T18:41:00Z</meta:creation-date>
    <dc:date>2024-11-26T10:59:00Z</dc:date>
    <meta:template xlink:href="Normal" xlink:type="simple"/>
    <meta:editing-cycles>2</meta:editing-cycles>
    <meta:editing-duration>PT12480S</meta:editing-duration>
    <meta:document-statistic meta:page-count="15" meta:paragraph-count="26" meta:word-count="1998" meta:character-count="13362" meta:row-count="94" meta:non-whitespace-character-count="11390"/>
  </office:meta>
</office:document-meta>
</file>